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ericles" svg:font-family="Pericles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ericles" fo:font-size="10pt" fo:font-style="normal" style:text-underline-style="none" fo:font-weight="normal" officeooo:rsid="00019450" officeooo:paragraph-rsid="000a3f2e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style:font-name="Pericles" fo:font-size="10pt" fo:font-style="normal" style:text-underline-style="none" fo:font-weight="normal" officeooo:rsid="000f9cff" officeooo:paragraph-rsid="000f9cff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text-properties style:font-name="Pericles" fo:font-size="10pt" fo:font-style="normal" style:text-underline-style="none" fo:font-weight="normal" officeooo:rsid="0011162a" officeooo:paragraph-rsid="0011162a" style:font-size-asian="8.75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style:font-name="Pericles" fo:font-size="10pt" fo:font-style="italic" style:text-underline-style="none" fo:font-weight="bold" officeooo:rsid="000f9cff" officeooo:paragraph-rsid="000f9cff" style:font-size-asian="8.75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text-properties style:font-name="Pericles" fo:font-size="10pt" fo:font-style="italic" style:text-underline-style="none" fo:font-weight="bold" officeooo:rsid="0011162a" officeooo:paragraph-rsid="0011162a" style:font-size-asian="8.75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style:font-name="Pericles" fo:font-size="10pt" fo:font-style="italic" style:text-underline-style="solid" style:text-underline-width="auto" style:text-underline-color="font-color" fo:font-weight="bold" officeooo:rsid="000f9cff" officeooo:paragraph-rsid="000f9cff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 style:list-style-name="L1">
      <style:text-properties style:font-name="Pericles" fo:font-size="10pt" fo:font-style="normal" style:text-underline-style="none" fo:font-weight="normal" officeooo:rsid="000f9cff" officeooo:paragraph-rsid="000f9cf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1">
      <style:text-properties style:font-name="Pericles" fo:font-size="10pt" fo:font-style="normal" style:text-underline-style="none" fo:font-weight="normal" officeooo:rsid="000f9cff" officeooo:paragraph-rsid="000f9cff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2">
      <style:text-properties style:font-name="Pericles" fo:font-size="10pt" fo:font-style="normal" style:text-underline-style="none" fo:font-weight="normal" officeooo:rsid="000f9cff" officeooo:paragraph-rsid="000f9cff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3">
      <style:text-properties style:font-name="Pericles" fo:font-size="10pt" fo:font-style="normal" style:text-underline-style="none" fo:font-weight="normal" officeooo:rsid="0011162a" officeooo:paragraph-rsid="0011162a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4">
      <style:text-properties style:font-name="Pericles" fo:font-size="10pt" fo:font-style="normal" style:text-underline-style="none" fo:font-weight="normal" officeooo:rsid="00113fb6" officeooo:paragraph-rsid="00113fb6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Pericles" fo:font-size="10pt" fo:font-style="normal" style:text-underline-style="none" fo:font-weight="normal" officeooo:rsid="00113fb6" officeooo:paragraph-rsid="00113fb6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4">
      <style:text-properties style:font-name="Pericles" fo:font-size="10pt" fo:font-style="normal" style:text-underline-style="none" fo:font-weight="normal" officeooo:rsid="00117be4" officeooo:paragraph-rsid="00117be4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4">
      <style:text-properties style:font-name="Pericles" fo:font-size="10pt" fo:font-style="normal" style:text-underline-style="solid" style:text-underline-width="auto" style:text-underline-color="font-color" fo:font-weight="normal" officeooo:rsid="00113fb6" officeooo:paragraph-rsid="00113fb6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148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c3c8"/>
    </style:style>
    <style:style style:name="T5" style:family="text">
      <style:text-properties officeooo:rsid="0012c3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L</text:span><text:span text:style-name="T1">oose Ends</text:span></text:p>
      <text:list xml:id="list1713100087" text:style-name="L1">
        <text:list-item>
          <text:p text:style-name="P7">What did Aquae do with <text:span text:style-name="T3">Calistae</text:span> – PCs choose this one</text:p>
          <text:list>
            <text:list-item>
              <text:p text:style-name="P7">Allow the Shadow <text:span text:style-name="T3">Calistae</text:span> to inhabit the body of <text:span text:style-name="T3">Loshia</text:span> (the elf)?</text:p>
            </text:list-item>
            <text:list-item>
              <text:p text:style-name="P7">Exorcise the Shadow but allow her to escape into the darkness?</text:p>
            </text:list-item>
            <text:list-item>
              <text:p text:style-name="P7">Kill <text:span text:style-name="T3">Calistae</text:span> because the Lantern Gods cannot permit the Shadow to exist?</text:p>
            </text:list-item>
          </text:list>
        </text:list-item>
        <text:list-item>
          <text:p text:style-name="P8">What do the PCs do as they are escaping the valley?</text:p>
          <text:list>
            <text:list-item>
              <text:p text:style-name="P8">Does Scott rescue <text:span text:style-name="T3">Grumn</text:span>?</text:p>
            </text:list-item>
            <text:list-item>
              <text:p text:style-name="P8">Does Jon rescue Marghouls?</text:p>
            </text:list-item>
            <text:list-item>
              <text:p text:style-name="P8">Karen and Jeff?</text:p>
            </text:list-item>
          </text:list>
        </text:list-item>
      </text:list>
      <text:p text:style-name="P2"/>
      <text:p text:style-name="P4">The Escape</text:p>
      <text:list xml:id="list1592790499" text:style-name="L2">
        <text:list-item>
          <text:p text:style-name="P9">As the battle starts to die down, the PCs head to the Old Cave</text:p>
        </text:list-item>
        <text:list-item>
          <text:p text:style-name="P9">There <text:span text:style-name="T3">Phaedra</text:span> points them to an escape passage that leads out</text:p>
        </text:list-item>
        <text:list-item>
          <text:p text:style-name="P9">Aquae fills the valley with water from the Astral Gate, wiping out the remainder of the Shadows</text:p>
        </text:list-item>
        <text:list-item>
          <text:p text:style-name="P9">As the humans head down the mountain, they hear a great rumbling as the water breaks through the rocks and flows down the slopes, forming a new river</text:p>
        </text:list-item>
      </text:list>
      <text:p text:style-name="P2"/>
      <text:p text:style-name="P5">The Dream</text:p>
      <text:list xml:id="list2283201797" text:style-name="L3">
        <text:list-item>
          <text:p text:style-name="P10">Karen has a dream that <text:span text:style-name="T3">Phaedra</text:span> is sitting on the end of her bed</text:p>
          <text:list>
            <text:list-item>
              <text:p text:style-name="P10">“You have done well, but you cannot yet call yourself a priestess of Aquae. You must build a shrine to the river god, and then, you are to seek out a suitable lamp stone to bless the shrine and consecrate it to Aquae. Prove yourself in this way, and you will be given his divine blessing.”</text:p>
            </text:list-item>
            <text:list-item>
              <text:p text:style-name="P10">“Cross the river and travel a day and you will come to an old ruin where your ancestors built a keep when they were free.”</text:p>
            </text:list-item>
            <text:list-item>
              <text:p text:style-name="P10">“Remnants of Shadow have fled to this ruin, and are now cowering in the slivers of darkness that remain there. Find and destroy these Shadows, and you will find a suitable vessel for the Glory of Aquae.”</text:p>
            </text:list-item>
          </text:list>
        </text:list-item>
        <text:list-item>
          <text:p text:style-name="P10">When she wakes, <text:span text:style-name="T3">Wren</text:span> is sitting on her bed in place of Phaedra</text:p>
          <text:list>
            <text:list-item>
              <text:p text:style-name="P10">“Wake up sleepy… you have to get ready. Today is your first day on the Council!”</text:p>
            </text:list-item>
          </text:list>
        </text:list-item>
      </text:list>
      <text:p text:style-name="P3"/>
      <text:p text:style-name="P5">The Council</text:p>
      <text:list xml:id="list4015599893" text:style-name="L4">
        <text:list-item>
          <text:p text:style-name="P11"><text:span text:style-name="T3">Timon</text:span> – Elder and leader of the tribe</text:p>
        </text:list-item>
        <text:list-item>
          <text:p text:style-name="P11"><text:span text:style-name="T3">Spiro</text:span> – Warmaster and brother of Timon</text:p>
        </text:list-item>
        <text:list-item>
          <text:p text:style-name="P11"><text:span text:style-name="T3">Rivka</text:span> (f) – Priestess of Aquae, Liberator</text:p>
        </text:list-item>
        <text:list-item>
          <text:p text:style-name="P11"><text:span text:style-name="T3">Lothor</text:span> – Huntmaster</text:p>
        </text:list-item>
        <text:list-item>
          <text:p text:style-name="P11"><text:span text:style-name="T3">Ad</text:span><text:span text:style-name="T4">e</text:span><text:span text:style-name="T3">l</text:span><text:span text:style-name="T4">e </text:span>(f) – Head of the builders</text:p>
        </text:list-item>
        <text:list-item>
          <text:p text:style-name="P11"><text:span text:style-name="T3">Etreus</text:span> – Head scout</text:p>
        </text:list-item>
        <text:list-item>
          <text:p text:style-name="P11">Last spot is open… that is the first order of business for the council. Possible nominees are:</text:p>
          <text:list>
            <text:list-item>
              <text:p text:style-name="P11"><text:span text:style-name="T3">Urige</text:span> (f) – Heading up the main farmer</text:p>
            </text:list-item>
            <text:list-item>
              <text:p text:style-name="P14">Jeff’s Mage</text:p>
            </text:list-item>
            <text:list-item>
              <text:p text:style-name="P14">Vasilios<text:span text:style-name="T1"> – Spiro’s son</text:span></text:p>
            </text:list-item>
          </text:list>
        </text:list-item>
      </text:list>
      <text:p text:style-name="P12"/>
      <text:list xml:id="list185419837576351" text:continue-numbering="true" text:style-name="L4">
        <text:list-item>
          <text:p text:style-name="P11">Initially</text:p>
          <text:list>
            <text:list-item>
              <text:p text:style-name="P14">Timon<text:span text:style-name="T1"> wants Jeff on the council, as his adoptive son</text:span></text:p>
            </text:list-item>
            <text:list-item>
              <text:p text:style-name="P14">Spiro<text:span text:style-name="T1"> is totally against this, and nominates his own son instead</text:span></text:p>
            </text:list-item>
            <text:list-item>
              <text:p text:style-name="P14">Lothor<text:span text:style-name="T1"> thinks the two boys are much too young to be on the council… as is </text:span>Rivka<text:span text:style-name="T1"> btw… so he nominates </text:span>Urige</text:p>
            </text:list-item>
            <text:list-item>
              <text:p text:style-name="P14">Adil<text:span text:style-name="T1"> is intrigued by having a mage on council, but is friends with Urige, and so is swayed when Lothor nominates her</text:span></text:p>
            </text:list-item>
            <text:list-item>
              <text:p text:style-name="P14"><text:soft-page-break/>Etreus<text:span text:style-name="T1"> is undecided</text:span></text:p>
            </text:list-item>
          </text:list>
        </text:list-item>
      </text:list>
      <text:p text:style-name="P12"/>
      <text:list xml:id="list185419964877551" text:continue-numbering="true" text:style-name="L4">
        <text:list-item>
          <text:p text:style-name="P14"><text:span text:style-name="T1">Once that is settled, the full council has to make the decision as to where the Elf </text:span>Loshia<text:span text:style-name="T1">/Shadow </text:span>Calistae<text:span text:style-name="T1"> will live</text:span></text:p>
        </text:list-item>
        <text:list-item>
          <text:p text:style-name="P14"><text:span text:style-name="T1">If still a Shadow, </text:span>Calistae<text:span text:style-name="T1"> is uncomfortable living in the village with her former slaves. She would live close by though and assist when possible.</text:span></text:p>
          <text:list>
            <text:list-item>
              <text:p text:style-name="P11">Still the villagers are not fond of her, and many would see her gone/dead</text:p>
            </text:list-item>
            <text:list-item>
              <text:p text:style-name="P13">Most of the council will lean toward her being banished and living far from the enclave, but arguments can be made for her to be allowed to live close</text:p>
            </text:list-item>
          </text:list>
        </text:list-item>
        <text:list-item>
          <text:p text:style-name="P13">If an elf, the vote is a little easier. Most people know that Loshia was not their captor, but there is still a visceral reaction to her</text:p>
          <text:list>
            <text:list-item>
              <text:p text:style-name="P13">I think a case can be made for Loshia… she will give the enclave a scholar and perhaps some magical assistance (creation??), but will ultimately cause dissent and unrest</text:p>
            </text:list-item>
            <text:list-item>
              <text:p text:style-name="P13">If she is exiled, she will end up living some distance from the enclave in a cave, but will be reachable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ericles" svg:font-family="Pericles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egoe UI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Zeichenforma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Zeichenformat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8-12-22T18:54:18.647000000</dc:date>
    <meta:editing-duration>PT1H32M50S</meta:editing-duration>
    <meta:editing-cycles>13</meta:editing-cycles>
    <meta:print-date>2018-12-22T18:42:39.803000000</meta:print-date>
    <meta:document-statistic meta:table-count="0" meta:image-count="0" meta:object-count="0" meta:page-count="2" meta:paragraph-count="45" meta:word-count="641" meta:character-count="3249" meta:non-whitespace-character-count="2685"/>
  </office:meta>
</office:document-meta>
</file>